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adornments="Normal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ource Code Pro" svg:font-family="'Source Code Pro'" style:font-adornments="Normal" style:font-family-generic="modern" style:font-pitch="fixed"/>
    <style:font-face style:name="Source Sans 3" svg:font-family="'Source Sans 3'" style:font-family-generic="swiss" style:font-pitch="variable"/>
    <style:font-face style:name="Source Sans 31" svg:font-family="'Source Sans 3'" style:font-adornments="Normal" style:font-family-generic="swiss" style:font-pitch="variable"/>
    <style:font-face style:name="Source Serif 4" svg:font-family="'Source Serif 4'" style:font-adornments="Normal" style:font-family-generic="roman" style:font-pitch="variable"/>
    <style:font-face style:name="Source Serif 4 Semibold" svg:font-family="'Source Serif 4 Semibold'" style:font-adornments="Italique" style:font-family-generic="roman" style:font-pitch="variable"/>
  </office:font-face-decls>
  <office:automatic-styles>
    <style:style style:name="Table1" style:family="table">
      <style:table-properties style:width="27.7cm" fo:margin-top="0cm" fo:margin-bottom="0.25cm" table:align="margins" fo:background-color="transparent">
        <style:background-image/>
      </style:table-properties>
    </style:style>
    <style:style style:name="Table1.A" style:family="table-column">
      <style:table-column-properties style:column-width="5.535cm" style:rel-column-width="13096*"/>
    </style:style>
    <style:style style:name="Table1.B" style:family="table-column">
      <style:table-column-properties style:column-width="12.457cm" style:rel-column-width="29469*"/>
    </style:style>
    <style:style style:name="Table1.C" style:family="table-column">
      <style:table-column-properties style:column-width="7.544cm" style:rel-column-width="17849*"/>
    </style:style>
    <style:style style:name="Table1.D" style:family="table-column">
      <style:table-column-properties style:column-width="2.164cm" style:rel-column-width="5121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.049cm" fo:border-left="0.5pt solid #000000" fo:border-right="none" fo:border-top="0.5pt solid #000000" fo:border-bottom="0.5pt solid #000000"/>
    </style:style>
    <style:style style:name="Table1.D1" style:family="table-cell">
      <style:table-cell-properties fo:padding="0.049cm" fo:border="0.5pt solid #000000"/>
    </style:style>
    <style:style style:name="Table1.A2" style:family="table-cell">
      <style:table-cell-properties fo:padding="0.049cm" fo:border-left="0.5pt solid #000000" fo:border-right="none" fo:border-top="none" fo:border-bottom="0.5pt solid #000000"/>
    </style:style>
    <style:style style:name="Table1.D2" style:family="table-cell">
      <style:table-cell-properties fo:padding="0.049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Source Sans 3" fo:font-size="10pt" fo:font-weight="bold" officeooo:rsid="005658b9" officeooo:paragraph-rsid="005658b9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Source Sans 3" fo:font-size="10pt" fo:font-weight="bold" officeooo:rsid="0084ccfc" officeooo:paragraph-rsid="0084ccfc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Source Sans 3" fo:font-size="10pt" officeooo:rsid="0084ccfc" officeooo:paragraph-rsid="0084ccfc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Source Sans 3" fo:font-size="10pt" officeooo:rsid="008512a9" officeooo:paragraph-rsid="008512a9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Source Sans 3" fo:font-size="10pt" officeooo:rsid="008539eb" officeooo:paragraph-rsid="008539eb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Source Sans 3" fo:font-size="10pt" officeooo:rsid="0089895b" officeooo:paragraph-rsid="0089895b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Source Sans 3" fo:font-size="10pt" officeooo:rsid="00963850" officeooo:paragraph-rsid="00963850" style:font-size-asian="10pt" style:font-size-complex="10pt"/>
    </style:style>
    <style:style style:name="P8" style:family="paragraph" style:parent-style-name="Standard">
      <style:paragraph-properties style:writing-mode="lr-tb"/>
      <style:text-properties style:text-outline="false" style:text-line-through-style="none" style:text-line-through-type="none" style:font-name="Source Sans 3" fo:font-size="10pt" fo:font-style="normal" fo:text-shadow="none" style:text-underline-style="none" fo:font-weight="normal" officeooo:rsid="0084ccfc" officeooo:paragraph-rsid="0084ccfc" style:font-size-asian="10pt" style:font-style-asian="normal" style:font-weight-asian="normal" style:font-size-complex="10pt" style:text-emphasize="none"/>
    </style:style>
    <style:style style:name="P9" style:family="paragraph" style:parent-style-name="Standard">
      <style:paragraph-properties style:writing-mode="lr-tb"/>
      <style:text-properties style:text-outline="false" style:text-line-through-style="none" style:text-line-through-type="none" style:font-name="Source Sans 3" fo:font-size="10pt" fo:font-style="normal" fo:text-shadow="none" style:text-underline-style="none" fo:font-weight="normal" officeooo:rsid="0084ccfc" officeooo:paragraph-rsid="008f5adb" style:font-size-asian="10pt" style:font-style-asian="normal" style:font-weight-asian="normal" style:font-size-complex="10pt" style:text-emphasize="none"/>
    </style:style>
    <style:style style:name="P10" style:family="paragraph" style:parent-style-name="Standard">
      <style:paragraph-properties style:writing-mode="lr-tb"/>
      <style:text-properties style:text-outline="false" style:text-line-through-style="none" style:text-line-through-type="none" style:font-name="Source Sans 3" fo:font-size="10pt" fo:font-style="normal" fo:text-shadow="none" style:text-underline-style="none" fo:font-weight="normal" officeooo:rsid="008512a9" officeooo:paragraph-rsid="008512a9" style:font-size-asian="10pt" style:font-style-asian="normal" style:font-weight-asian="normal" style:font-size-complex="10pt" style:text-emphasize="none"/>
    </style:style>
    <style:style style:name="P11" style:family="paragraph" style:parent-style-name="Standard">
      <style:paragraph-properties style:writing-mode="lr-tb"/>
      <style:text-properties style:text-outline="false" style:text-line-through-style="none" style:text-line-through-type="none" style:font-name="Source Sans 3" fo:font-size="10pt" fo:font-style="normal" fo:text-shadow="none" style:text-underline-style="none" fo:font-weight="normal" officeooo:rsid="008539eb" officeooo:paragraph-rsid="008539eb" style:font-size-asian="10pt" style:font-style-asian="normal" style:font-weight-asian="normal" style:font-size-complex="10pt" style:text-emphasize="none"/>
    </style:style>
    <style:style style:name="P12" style:family="paragraph" style:parent-style-name="Standard">
      <style:paragraph-properties style:writing-mode="lr-tb"/>
      <style:text-properties style:text-outline="false" style:text-line-through-style="none" style:text-line-through-type="none" style:font-name="Source Sans 3" fo:font-size="10pt" fo:font-style="normal" fo:text-shadow="none" style:text-underline-style="none" fo:font-weight="normal" officeooo:rsid="0089895b" officeooo:paragraph-rsid="0089895b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style:writing-mode="lr-tb"/>
      <style:text-properties style:text-outline="false" style:text-line-through-style="none" style:text-line-through-type="none" style:font-name="Source Sans 3" fo:font-size="10pt" fo:font-style="normal" fo:text-shadow="none" style:text-underline-style="none" fo:font-weight="normal" officeooo:rsid="008de577" officeooo:paragraph-rsid="008de577" style:font-size-asian="10pt" style:font-style-asian="normal" style:font-weight-asian="normal" style:font-size-complex="10pt" style:text-emphasize="none"/>
    </style:style>
    <style:style style:name="P14" style:family="paragraph" style:parent-style-name="Text_20_body" style:master-page-name="Standard">
      <style:paragraph-properties style:page-number="1"/>
    </style:style>
    <style:style style:name="P15" style:family="paragraph" style:parent-style-name="Table_20_Contents" style:list-style-name="L1">
      <style:paragraph-properties fo:text-align="start" style:justify-single-word="false"/>
      <style:text-properties style:font-name="Source Sans 3" fo:font-size="10pt" officeooo:rsid="008539eb" officeooo:paragraph-rsid="008539eb" style:font-size-asian="10pt" style:font-size-complex="10pt"/>
    </style:style>
    <style:style style:name="P16" style:family="paragraph" style:parent-style-name="Table_20_Contents" style:list-style-name="L1">
      <style:paragraph-properties fo:text-align="start" style:justify-single-word="false"/>
      <style:text-properties style:font-name="Source Sans 3" fo:font-size="10pt" officeooo:rsid="008539eb" officeooo:paragraph-rsid="00963850" style:font-size-asian="10pt" style:font-size-complex="10pt"/>
    </style:style>
    <style:style style:name="P17" style:family="paragraph" style:parent-style-name="Table_20_Contents" style:list-style-name="L1">
      <style:paragraph-properties fo:text-align="start" style:justify-single-word="false"/>
      <style:text-properties style:font-name="Source Sans 3" fo:font-size="10pt" officeooo:rsid="00914107" officeooo:paragraph-rsid="00914107" style:font-size-asian="10pt" style:font-size-complex="10pt"/>
    </style:style>
    <style:style style:name="P18" style:family="paragraph" style:parent-style-name="Table_20_Contents" style:list-style-name="L1">
      <style:paragraph-properties fo:text-align="start" style:justify-single-word="false"/>
      <style:text-properties style:font-name="Source Sans 3" fo:font-size="10pt" officeooo:rsid="00914107" officeooo:paragraph-rsid="00963850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Source Sans 3" fo:font-size="10pt" officeooo:rsid="009d0d44" officeooo:paragraph-rsid="009d0d44" style:font-size-asian="10pt" style:font-size-complex="10pt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8539eb"/>
    </style:style>
    <style:style style:name="T4" style:family="text">
      <style:text-properties officeooo:rsid="00836033"/>
    </style:style>
    <style:style style:name="T5" style:family="text">
      <style:text-properties officeooo:rsid="008539eb"/>
    </style:style>
    <style:style style:name="T6" style:family="text">
      <style:text-properties officeooo:rsid="00869001"/>
    </style:style>
    <style:style style:name="T7" style:family="text">
      <style:text-properties officeooo:rsid="008aa40a"/>
    </style:style>
    <style:style style:name="T8" style:family="text">
      <style:text-properties officeooo:rsid="008c393a"/>
    </style:style>
    <style:style style:name="T9" style:family="text">
      <style:text-properties fo:font-style="normal" style:text-underline-style="none" officeooo:rsid="008de577" style:font-style-asian="normal" style:font-style-complex="normal"/>
    </style:style>
    <style:style style:name="T10" style:family="text">
      <style:text-properties officeooo:rsid="008d39e8"/>
    </style:style>
    <style:style style:name="T11" style:family="text">
      <style:text-properties officeooo:rsid="008de577"/>
    </style:style>
    <style:style style:name="T12" style:family="text">
      <style:text-properties officeooo:rsid="008f5adb"/>
    </style:style>
    <style:style style:name="T13" style:family="text">
      <style:text-properties officeooo:rsid="00914107"/>
    </style:style>
    <style:style style:name="T14" style:family="text">
      <style:text-properties officeooo:rsid="00963850"/>
    </style:style>
    <style:style style:name="T15" style:family="text">
      <style:text-properties officeooo:rsid="00980433"/>
    </style:style>
    <style:style style:name="T16" style:family="text">
      <style:text-properties officeooo:rsid="0099ae16"/>
    </style:style>
    <style:style style:name="T17" style:family="text">
      <style:text-properties officeooo:rsid="009ba399"/>
    </style:style>
    <style:style style:name="T18" style:family="text">
      <style:text-properties officeooo:rsid="009c9016"/>
    </style:style>
    <style:style style:name="T19" style:family="text">
      <style:text-properties officeooo:rsid="009d8e7c"/>
    </style:style>
    <style:style style:name="T20" style:family="text">
      <style:text-properties officeooo:rsid="009ed3f8"/>
    </style:style>
    <text:list-style style:name="L1">
      <text:list-level-style-bullet text:level="1" text:style-name="Bullet_20_Symbols" loext:num-list-format="%1%.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MONIN" text:name="Nom"/>
        <text:user-field-decl office:value-type="string" office:string-value="Malo" text:name="Prénom"/>
        <text:user-field-decl office:value-type="string" office:string-value="963" text:name="Classe"/>
      </text:user-field-decls>
      <text:p text:style-name="P14">Classe : 6<text:span text:style-name="T1">ème</text:span><text:span text:style-name="T2">.<text:tab/>Activité : </text:span><text:span text:style-name="T3">Cargo-bot</text:span><text:span text:style-name="T2">.</text:span></text:p>
      <text:p text:style-name="Text_20_body">Compétences travaillées : <text:span text:style-name="T4">atteindre un objectif avec des instructions précises</text:span>.<text:tab/>Objectifs : découvrir l<text:span text:style-name="T11">es </text:span>notion<text:span text:style-name="T11">s</text:span> <text:span text:style-name="T4">d’algorithme </text:span><text:span text:style-name="T8">e</text:span><text:span text:style-name="T9">t de condition</text:span>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>Étape</text:p>
          </table:table-cell>
          <table:table-cell table:style-name="Table1.A1" office:value-type="string">
            <text:p text:style-name="P1">Script</text:p>
          </table:table-cell>
          <table:table-cell table:style-name="Table1.A1" office:value-type="string">
            <text:p text:style-name="P1">Matériel</text:p>
          </table:table-cell>
          <table:table-cell table:style-name="Table1.D1" office:value-type="string">
            <text:p text:style-name="P2">Durée</text:p>
          </table:table-cell>
        </table:table-row>
        <table:table-row table:style-name="Table1.1">
          <table:table-cell table:style-name="Table1.A2" office:value-type="string">
            <text:p text:style-name="P3">Présentation</text:p>
          </table:table-cell>
          <table:table-cell table:style-name="Table1.A2" office:value-type="string">
            <text:p text:style-name="P9">Présentation de l’activité aux élèves : il y a des <text:span text:style-name="T12">containers </text:span>(représentés par des gobelets) sur <text:span text:style-name="T18">des emplacements. On veut les réordonner.</text:span></text:p>
            <text:p text:style-name="P9">Pour cela, on a une grue, mais <text:span text:style-name="T12">on ne peut pas la piloter en temps réel : il faut lui dire à l’avance tout ce qu’elle va devoir faire.</text:span></text:p>
            <text:p text:style-name="P8">Démonstration au tableau ?</text:p>
            <text:p text:style-name="P8">Faire reformuler.</text:p>
          </table:table-cell>
          <table:table-cell table:style-name="Table1.A2" office:value-type="string">
            <text:p text:style-name="P19">Éventuellement, un tableau et de quoi y écrire.</text:p>
          </table:table-cell>
          <table:table-cell table:style-name="Table1.D2" office:value-type="string">
            <text:p text:style-name="P3">5 minutes</text:p>
          </table:table-cell>
        </table:table-row>
        <table:table-row table:style-name="Table1.1">
          <table:table-cell table:style-name="Table1.A2" office:value-type="string">
            <text:p text:style-name="P4">Mise en pratique</text:p>
          </table:table-cell>
          <table:table-cell table:style-name="Table1.A2" office:value-type="string">
            <text:p text:style-name="P10">On donne des configurations de départ et d’arrivée aux élèves, et ils doivent écrire des algorithmes puis les exécuter. Celui qui exécute l’algorithme ne doit pas avoir participé à sa conception, ni connaître la configuration d’arrivée, de manière à pouvoir l’exécuter naïvement sans faire des erreurs inconscientes influencées par sa connaissance <text:span text:style-name="T5">de l’objectif</text:span>.</text:p>
          </table:table-cell>
          <table:table-cell table:style-name="Table1.A2" office:value-type="string">
            <text:p text:style-name="P7">Pour chaque groupe :</text:p>
            <text:list xml:id="list3798846841" text:style-name="L1">
              <text:list-item>
                <text:p text:style-name="P15"><text:span text:style-name="T14">t</text:span><text:span text:style-name="T13">rois</text:span><text:span text:style-name="T6"> g</text:span>obelets,</text:p>
              </text:list-item>
              <text:list-item>
                <text:p text:style-name="P17"><text:span text:style-name="T14">u</text:span>n jeu d’instructions sans <text:span text:style-name="T19">branchements</text:span>.</text:p>
              </text:list-item>
            </text:list>
          </table:table-cell>
          <table:table-cell table:style-name="Table1.D2" office:value-type="string">
            <text:p text:style-name="P6">1<text:span text:style-name="T10">0</text:span> minutes</text:p>
          </table:table-cell>
        </table:table-row>
        <table:table-row table:style-name="Table1.1">
          <table:table-cell table:style-name="Table1.A2" office:value-type="string">
            <text:p text:style-name="P5">Mise en commun</text:p>
          </table:table-cell>
          <table:table-cell table:style-name="Table1.A2" office:value-type="string">
            <text:p text:style-name="P11">Qu’est-ce qui était bien ? Qu’est-ce qui n’était pas pratique ? <text:span text:style-name="T17">(il manque des </text:span><text:span text:style-name="T19">branchements</text:span><text:span text:style-name="T17"> condition</text:span><text:span text:style-name="T19">nels</text:span><text:span text:style-name="T17">)</text:span></text:p>
            <text:p text:style-name="P11">On leur présente alors une solution à ce problème : <text:span text:style-name="T17">les branchements conditionnels.</text:span>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6">5 minutes</text:p>
          </table:table-cell>
        </table:table-row>
        <table:table-row table:style-name="Table1.1">
          <table:table-cell table:style-name="Table1.A2" office:value-type="string">
            <text:p text:style-name="P5">Mise en pratique avec ce nouvel outil</text:p>
          </table:table-cell>
          <table:table-cell table:style-name="Table1.A2" office:value-type="string">
            <text:p text:style-name="P11">On donne de nouvelles configurations de départ et d’arrivée aux élèves, plus compliquées, pour lesquelles ils devront faire appel à <text:span text:style-name="T17">des </text:span><text:span text:style-name="T19">branchements conditionnels</text:span>. Les élèves procèdent similairement à lors de la première mise en pratique.</text:p>
          </table:table-cell>
          <table:table-cell table:style-name="Table1.A2" office:value-type="string">
            <text:p text:style-name="P7">Pour chaque groupe :</text:p>
            <text:list xml:id="list191559437342210" text:continue-numbering="true" text:style-name="L1">
              <text:list-item>
                <text:p text:style-name="P16"><text:span text:style-name="T14">t</text:span><text:span text:style-name="T13">rois</text:span><text:span text:style-name="T6"> g</text:span>obelets,</text:p>
              </text:list-item>
              <text:list-item>
                <text:p text:style-name="P18"><text:span text:style-name="T14">u</text:span>n jeu d’instructions <text:span text:style-name="T19">avec branchements</text:span>.</text:p>
              </text:list-item>
            </text:list>
          </table:table-cell>
          <table:table-cell table:style-name="Table1.D2" office:value-type="string">
            <text:p text:style-name="P6"><text:span text:style-name="T11">15</text:span> minutes</text:p>
          </table:table-cell>
        </table:table-row>
        <table:table-row table:style-name="Table1.1">
          <table:table-cell table:style-name="Table1.A2" office:value-type="string">
            <text:p text:style-name="P6">Conclusion</text:p>
          </table:table-cell>
          <table:table-cell table:style-name="Table1.A2" office:value-type="string">
            <text:p text:style-name="P12">Leur demander si c’était plus simple avec <text:span text:style-name="T17">les </text:span><text:span text:style-name="T20">branchements conditionnels</text:span><text:span text:style-name="T17"> </text:span><text:span text:style-name="T8">(normalement oui)</text:span>.</text:p>
            <text:p text:style-name="P12">Institutionnalisation : c’est de l’informatique parce que, quand on programme des ordinateurs, on le fait avec des instructions ultra-simples comme ça aussi. <text:span text:style-name="T7">Termes d’« algorithme » et </text:span><text:span text:style-name="T17">de « branchement conditionnel ».</text:span> <text:span text:style-name="T7">Il y a plein de solutions à un même problème, mais attention : certaines sont subtilement incorrectes.</text:span></text:p>
            <text:p text:style-name="P13">Compléter le texte à trou de la trace écrite.</text:p>
          </table:table-cell>
          <table:table-cell table:style-name="Table1.A2" office:value-type="string">
            <text:p text:style-name="P7">Une trace écrite <text:span text:style-name="T15">pour chaque </text:span>élève.</text:p>
          </table:table-cell>
          <table:table-cell table:style-name="Table1.D2" office:value-type="string">
            <text:p text:style-name="P6">1<text:span text:style-name="T11">5</text:span> minutes</text:p>
          </table:table-cell>
        </table:table-row>
      </table:table>
      <text:p text:style-name="Text_20_body"><text:span text:style-name="T16">Groupes de 4 ou 5 élèves.</text:span><text:tab/>Durée totale : <text:span text:style-name="T7">50</text:span> minute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adornments="Normal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ource Code Pro" svg:font-family="'Source Code Pro'" style:font-adornments="Normal" style:font-family-generic="modern" style:font-pitch="fixed"/>
    <style:font-face style:name="Source Sans 3" svg:font-family="'Source Sans 3'" style:font-family-generic="swiss" style:font-pitch="variable"/>
    <style:font-face style:name="Source Sans 31" svg:font-family="'Source Sans 3'" style:font-adornments="Normal" style:font-family-generic="swiss" style:font-pitch="variable"/>
    <style:font-face style:name="Source Serif 4" svg:font-family="'Source Serif 4'" style:font-adornments="Normal" style:font-family-generic="roman" style:font-pitch="variable"/>
    <style:font-face style:name="Source Serif 4 Semibold" svg:font-family="'Source Serif 4 Semibold'" style:font-adornments="Italique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ource Sans 31" fo:font-family="'Source Sans 3'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fo:font-size="14pt" style:font-name-asian="Microsoft YaHei" style:font-family-asian="'Microsoft YaHei'" style:font-style-name-asian="Normal" style:font-family-generic-asian="swiss" style:font-pitch-asian="variable" style:font-size-asian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text-align="justify" style:justify-single-word="false" fo:hyphenation-ladder-count="no-limit" style:page-number="auto">
        <style:tab-stops>
          <style:tab-stop style:position="27.7cm" style:type="right"/>
        </style:tab-stops>
      </style:paragraph-properties>
      <style:text-properties fo:font-size="10pt" fo:hyphenate="true" fo:hyphenation-remain-char-count="2" fo:hyphenation-push-char-count="2" loext:hyphenation-no-caps="false" loext:hyphenation-no-last-word="false" loext:hyphenation-word-char-count="4" loext:hyphenation-zone="no-limi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top="0.7cm" fo:margin-bottom="0.199cm" style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.109cm" fo:margin-bottom="1cm" style:contextual-spacing="false" fo:text-align="center" style:justify-single-word="false" style:page-number="auto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list-style-name="Line_20_numbers_20__28_pre-formatted_20_text_29_" style:class="html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  <style:tab-stop style:position="5.001cm"/>
          <style:tab-stop style:position="5.5cm"/>
          <style:tab-stop style:position="6.001cm"/>
          <style:tab-stop style:position="6.5cm"/>
          <style:tab-stop style:position="7.001cm"/>
          <style:tab-stop style:position="7.5cm"/>
          <style:tab-stop style:position="7.999cm"/>
          <style:tab-stop style:position="8.5cm"/>
          <style:tab-stop style:position="8.999cm"/>
          <style:tab-stop style:position="9.5cm"/>
          <style:tab-stop style:position="9.999cm"/>
          <style:tab-stop style:position="10.5cm"/>
          <style:tab-stop style:position="11cm"/>
          <style:tab-stop style:position="11.501cm"/>
          <style:tab-stop style:position="12cm"/>
          <style:tab-stop style:position="12.501cm"/>
          <style:tab-stop style:position="13cm"/>
          <style:tab-stop style:position="13.501cm"/>
          <style:tab-stop style:position="14cm"/>
          <style:tab-stop style:position="14.499cm"/>
          <style:tab-stop style:position="15cm"/>
          <style:tab-stop style:position="15.499cm"/>
          <style:tab-stop style:position="16cm"/>
          <style:tab-stop style:position="16.499cm"/>
        </style:tab-stops>
      </style:paragraph-properties>
      <style:text-properties style:font-name="Source Code Pro" fo:font-family="'Source Code Pro'" style:font-style-name="Normal" style:font-family-generic="modern" style:font-pitch="fixed" fo:font-size="12pt" fo:background-color="transparen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true" fo:text-indent="0cm" style:auto-text-indent="false"/>
      <style:text-properties fo:font-style="italic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artie" style:family="paragraph" style:parent-style-name="Heading" style:master-page-name="">
      <style:paragraph-properties fo:margin-top="0cm" fo:margin-bottom="0.21cm" style:contextual-spacing="false" style:page-number="auto"/>
      <style:text-properties fo:font-size="12pt" fo:font-weight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212cm" fo:margin-bottom="0.212cm" style:contextual-spacing="false" style:page-number="auto"/>
      <style:text-properties fo:font-size="95%" fo:font-style="normal" style:text-underline-style="none" fo:font-weight="bold" style:font-size-asian="95%" style:font-style-asian="normal" style:font-weight-asian="bold" style:font-size-complex="9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style:text-underline-style="solid" style:text-underline-width="auto" style:text-underline-color="font-color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Appendix" style:family="paragraph" style:parent-style-name="Heading" style:next-style-name="Text_20_body" style:default-outline-level="1" style:list-style-name="Annexes" style:class="chapter" style:master-page-name="Annexe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abulation_20_centrée" style:display-name="Tabulation centrée" style:family="paragraph" style:parent-style-name="First_20_line_20_indent">
      <style:paragraph-properties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Caption_20_characters" style:display-name="Caption characters" style:family="text" loext:hidden="true" style:hidden="true"/>
    <style:style style:name="Footnote_20_Symbol" style:display-name="Footnote Symbol" style:family="text" loext:hidden="true" style:hidden="true"/>
    <style:style style:name="Endnote_20_Symbol" style:display-name="Endnote Symbol" style:family="text" loext:hidden="true" style:hidden="true"/>
    <style:style style:name="Numbering_20_Symbols" style:display-name="Numbering Symbols" style:family="text" loext:hidden="true" style:hidden="true"/>
    <style:style style:name="Footnote_20_anchor" style:display-name="Footnote anchor" style:family="text" loext:hidden="true" style:hidden="true">
      <style:text-properties style:text-position="super 58%"/>
    </style:style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Citation" style:family="text" loext:hidden="true" style:hidden="true">
      <style:text-properties fo:font-style="italic" style:font-style-asian="italic" style:font-style-complex="italic"/>
    </style:style>
    <style:style style:name="Definition" style:family="text" loext:hidden="true" style:hidden="true"/>
    <style:style style:name="Strong_20_Emphasis" style:display-name="Strong Emphasis" style:family="text" loext:hidden="true" style:hidden="true">
      <style:text-properties fo:font-weight="bold" style:font-weight-asian="bold" style:font-weight-complex="bold"/>
    </style:style>
    <style:style style:name="Emphasis" style:family="text" loext:hidden="true" style:hidden="true">
      <style:text-properties fo:font-style="italic" style:font-style-asian="italic" style:font-style-complex="italic"/>
    </style:style>
    <style:style style:name="Endnote_20_anchor" style:display-name="Endnote anchor" style:family="text" loext:hidden="true" style:hidden="true">
      <style:text-properties style:text-position="super 58%"/>
    </style:style>
    <style:style style:name="Example" style:family="text" loext:hidden="true" style:hidden="true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rop_20_Caps" style:display-name="Drop Caps" style:family="text" loext:hidden="true" style:hidden="true"/>
    <style:style style:name="Internet_20_link" style:display-name="Internet link" style:family="text" loext:hidden="true" style:hidden="true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 loext:hidden="true" style:hidden="true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 loext:hidden="true" style:hidden="true"/>
    <style:style style:name="Line_20_numbering" style:display-name="Line numbering" style:family="text" loext:hidden="true" style:hidden="true"/>
    <style:style style:name="Bullet_20_Symbols" style:display-name="Bullet Symbols" style:family="text" loext:hidden="true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Rubies" style:family="text" loext:hidden="true" style:hidden="true">
      <style:text-properties fo:font-size="6pt" style:text-underline-style="none" style:font-size-asian="6pt" style:font-size-complex="6pt" style:text-emphasize="none"/>
    </style:style>
    <style:style style:name="User_20_Entry" style:display-name="User Entry" style:family="text" loext:hidden="true" style:hidden="true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 loext:hidden="true" style:hidden="true"/>
    <style:style style:name="Placeholder" style:family="text" loext:hidden="true" style:hidden="true">
      <style:text-properties fo:font-variant="small-caps" fo:color="#008080" loext:opacity="100%" style:text-underline-style="dotted" style:text-underline-width="auto" style:text-underline-color="font-color"/>
    </style:style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 loext:hidden="true" style:hidden="true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 style:parent-style-name="Maths">
      <style:text-properties fo:font-style="italic"/>
    </style:style>
    <style:style style:name="Code" style:family="text">
      <style:text-properties fo:color="#000000" loext:opacity="100%" style:font-name="Source Code Pro" fo:font-family="'Source Code Pro'" style:font-style-name="Normal" style:font-family-generic="modern" style:font-pitch="fixed" fo:background-color="transparent" loext:padding="0.101cm" loext:border="none"/>
    </style:style>
    <style:style style:name="Key_20_word" style:display-name="Key word" style:family="text" style:parent-style-name="Code">
      <style:text-properties fo:font-weight="bold"/>
    </style:style>
    <style:style style:name="Line_20_numbers" style:display-name="Line numbers" style:family="text" style:parent-style-name="Code">
      <style:text-properties fo:background-color="#dddddd" loext:padding="0.101cm" loext:border-left="none" loext:border-right="0.26pt solid #b2b2b2" loext:border-top="none" loext:border-bottom="none"/>
    </style:style>
    <style:style style:name="Inline_20_code" style:display-name="Inline code" style:family="text" style:parent-style-name="Code">
      <style:text-properties fo:background-color="#dddddd"/>
    </style:style>
    <style:style style:name="Key" style:family="text" style:parent-style-name="Code">
      <style:text-properties fo:color="#800080" loext:opacity="100%"/>
    </style:style>
    <style:style style:name="String" style:family="text" style:parent-style-name="Code">
      <style:text-properties fo:color="#00a933" loext:opacity="100%"/>
    </style:style>
    <style:style style:name="Boolean" style:family="text" style:parent-style-name="Code">
      <style:text-properties fo:color="#2a6099" loext:opacity="100%"/>
    </style:style>
    <style:style style:name="New_20_variable" style:display-name="New variable" style:family="text" style:parent-style-name="Code">
      <style:text-properties fo:color="#bf0041" loext:opacity="100%"/>
    </style:style>
    <style:style style:name="Maths" style:family="text">
      <style:text-properties style:font-name="Source Serif 4" fo:font-family="'Source Serif 4'" style:font-style-name="Normal" style:font-family-generic="roman" style:font-pitch="variable"/>
    </style:style>
    <style:style style:name="Imaginary_20_unit" style:display-name="Imaginary unit" style:family="text" style:parent-style-name="Maths">
      <style:text-properties style:font-name="Source Serif 4 Semibold" fo:font-family="'Source Serif 4 Semibold'" style:font-style-name="Italique" style:font-family-generic="roman" style:font-pitch="variable" fo:font-style="italic" fo:font-weight="600"/>
    </style:style>
    <style:style style:name="Comment" style:family="text" style:parent-style-name="Code">
      <style:text-properties fo:color="#999999" loext:opacity="100%" fo:font-style="italic"/>
    </style:style>
    <style:style style:name="Number" style:family="text" style:parent-style-name="Code">
      <style:text-properties fo:color="#0359b4" loext:opacity="100%"/>
    </style:style>
    <style:style style:name="Punctuation_20_marks" style:display-name="Punctuation marks" style:family="text" style:parent-style-name="Code">
      <style:text-properties fo:color="#ea7500" loext:opacity="100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fo:min-width="0.041cm" fo:min-height="0.041cm" text:anchor-type="as-char" svg:y="0cm" fo:margin-left="0cm" fo:margin-right="0cm" style:wrap="parallel" style:number-wrapped-paragraphs="no-limit" style:wrap-contour="false" style:vertical-pos="middle" style:vertical-rel="text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Chapitre %1% :" style:num-prefix="Chapitre " style:num-suffix=" :" style:num-format="I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2% –" style:num-suffix=" –" style:num-format="I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)" style:num-suffix=")" style:num-format="a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ne_20_numbers_20__28_pre-formatted_20_text_29_" style:display-name="Line numbers (pre-formatted text)" text:consecutive-numbering="true">
      <text:list-level-style-number text:level="1" text:style-name="Line_20_numbers" loext:num-list-format="%1%" style:num-format="1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2" text:style-name="Line_20_numbers" loext:num-list-format="%2%" style:num-format="1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3" text:style-name="Line_20_numbers" loext:num-list-format="%3%" style:num-format="1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4" text:style-name="Line_20_numbers" loext:num-list-format="%4%" style:num-format="1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5" text:style-name="Line_20_numbers" loext:num-list-format="%5%" style:num-format="1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6" text:style-name="Line_20_numbers" loext:num-list-format="%6%" style:num-format="1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7" text:style-name="Line_20_numbers" loext:num-list-format="%7%" style:num-format="1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8" text:style-name="Line_20_numbers" loext:num-list-format="%8%" style:num-format="1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9" text:style-name="Line_20_numbers" loext:num-list-format="%9%" style:num-format="1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10" text:style-name="Line_20_numbers" loext:num-list-format="%10%" style:num-format="1">
        <style:list-level-properties text:list-level-position-and-space-mode="label-alignment" fo:text-align="end">
          <style:list-level-label-alignment text:label-followed-by="nothing"/>
        </style:list-level-properties>
      </text:list-level-style-number>
    </text:list-style>
    <text:list-style style:name="Annexes">
      <text:list-level-style-number text:level="1" loext:num-list-format="Annexe %1% :" style:num-prefix="Annexe " style:num-suffix=" :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Footnote" style:page-layout-name="Mpm3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Index" style:page-layout-name="Mpm4" draw:style-name="Mdp1"/>
    <style:master-page style:name="Envelope" style:page-layout-name="Mpm7" draw:style-name="Mdp1"/>
    <style:master-page style:name="Landscape" style:page-layout-name="Mpm8" draw:style-name="Mdp1"/>
    <style:master-page style:name="Annexe" style:page-layout-name="Mpm4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2T10:49:54.489000000</meta:creation-date>
    <meta:editing-duration>PT7H23M17S</meta:editing-duration>
    <meta:editing-cycles>57</meta:editing-cycles>
    <meta:generator>LibreOffice/7.4.5.1$Windows_X86_64 LibreOffice_project/9c0871452b3918c1019dde9bfac75448afc4b57f</meta:generator>
    <dc:title>Fiche de préparation Blasons 2024 (collège)</dc:title>
    <dc:date>2024-02-19T19:15:46.845000000</dc:date>
    <meta:document-statistic meta:table-count="1" meta:image-count="0" meta:object-count="0" meta:page-count="1" meta:paragraph-count="36" meta:word-count="349" meta:character-count="2187" meta:non-whitespace-character-count="1878"/>
    <meta:template xlink:type="simple" xlink:actuate="onRequest" xlink:title="Simple" xlink:href="../../AppData/Roaming/LibreOffice/4/user/template/Simple.ott" meta:date="2024-02-02T10:49:54.153000000"/>
  </office:meta>
</office:document-meta>
</file>